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667*"/>
    </style:style>
    <style:style style:name="表5.B" style:family="table-column">
      <style:table-column-properties style:column-width="15.824cm" style:rel-column-width="8971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3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4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5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8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9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0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1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2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3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2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2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5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8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59" style:family="paragraph" style:parent-style-name="Table_20_Contents" style:list-style-name="L30">
      <style:paragraph-properties fo:line-height="100%"/>
    </style:style>
    <style:style style:name="P60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6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8" style:family="text">
      <style:text-properties style:font-name="メイリオ1" fo:font-size="13pt" style:font-name-asian="メイリオ1" style:font-size-asian="14pt" style:font-size-complex="14pt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3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3"/>
          </table:table-cell>
        </table:table-row>
        <table:table-row>
          <table:table-cell table:style-name="表4.A2" office:value-type="string">
            <text:p text:style-name="P13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6201781332955262671" text:style-name="L1">
        <text:list-item>
          <text:p text:style-name="P17">REVIEW </text:p>
        </text:list-item>
        <text:list-item>
          <text:p text:style-name="P17">TASK-1</text:p>
          <text:list>
            <text:list-item>
              <text:p text:style-name="P17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17"><text:span text:style-name="T4">#_ </text:span>“二酸化炭素 固定”</text:p>
                </text:list-item>
                <text:list-item>
                  <text:p text:style-name="P17">“<text:span text:style-name="T6">二酸化炭素 光合成 固定量</text:span>”</text:p>
                  <text:list>
                    <text:list-item>
                      <text:p text:style-name="P17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17">#1<text:tab/>“14kgです”</text:p>
                        </text:list-item>
                        <text:list-item>
                          <text:p text:style-name="P17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/>
            </text:list-item>
          </text:list>
        </text:list-item>
      </text:list>
      <text:p text:style-name="P4"><text:soft-page-break/>[next]</text:p>
      <text:list xml:id="list217325358013093481" text:style-name="L2">
        <text:list-item>
          <text:p text:style-name="P18">TASK : q-1 (37#20_9~.[CO2].ods)</text:p>
        </text:list-item>
      </text:list>
      <text:p text:style-name="P4">[further]</text:p>
      <text:list xml:id="list1441353476615646483" text:style-name="L3">
        <text:list-header>
          <text:p text:style-name="P45"/>
        </text:list-header>
      </text:list>
      <text:p text:style-name="P10"><text:line-break/><text:span text:style-name="T5">[/ XXX] 20200428_181455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1465983710252728175" text:style-name="L4">
        <text:list-item>
          <text:p text:style-name="P19">REVIEW </text:p>
        </text:list-item>
        <text:list-item>
          <text:p text:style-name="P19">TASK-1 : q-1</text:p>
          <text:list>
            <text:list-item>
              <text:p text:style-name="P19">T-1.1<text:span text:style-name="T6">　</text:span></text:p>
              <text:list>
                <text:list-item>
                  <text:p text:style-name="P19">search : <text:span text:style-name="T6">植林 本数</text:span></text:p>
                </text:list-item>
                <text:list-item>
                  <text:p text:style-name="P19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37">#1<text:tab/>“昭和62年春植における１ha当り植栽本数は”</text:p>
                    </text:list-item>
                    <text:list-item>
                      <text:p text:style-name="P19">==&gt;</text:p>
                    </text:list-item>
                  </text:list>
                </text:list-item>
                <text:list-item>
                  <text:p text:style-name="P19">search : <text:span text:style-name="T6">日本 自動車保有数</text:span> </text:p>
                  <text:list>
                    <text:list-item>
                      <text:p text:style-name="P19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19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19">search : </text:p>
                  <text:list>
                    <text:list-item>
                      <text:p text:style-name="P19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19">search </text:p>
                  <text:list>
                    <text:list-item>
                      <text:p text:style-name="P19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19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19">search : “<text:span text:style-name="T6">日本 CO2 内訳</text:span>”</text:p>
                  <text:list>
                    <text:list-item>
                      <text:p text:style-name="P19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19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"/>
        </text:list-item>
      </text:list>
      <text:p text:style-name="P4"/>
      <text:p text:style-name="P4">[next]</text:p>
      <text:list xml:id="list1027324876134590192" text:style-name="L5">
        <text:list-item>
          <text:p text:style-name="P20">TASK : search</text:p>
          <text:list>
            <text:list-item>
              <text:p text:style-name="P42">https://duckduckgo.com/?ia=web<text:tab/>二酸化炭素 固定化</text:p>
            </text:list-item>
          </text:list>
        </text:list-item>
      </text:list>
      <text:p text:style-name="P4">[further]</text:p>
      <text:list xml:id="list4062657766462663795" text:style-name="L6">
        <text:list-item>
          <text:p text:style-name="P46"/>
        </text:list-item>
      </text:list>
      <text:p text:style-name="P10"><text:line-break/><text:span text:style-name="T5">[/ XXX] 20200429_142524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1190498153632474127" text:style-name="L7">
        <text:list-item>
          <text:p text:style-name="P21">REVIEW </text:p>
        </text:list-item>
        <text:list-item>
          <text:p text:style-name="P21">TASK-1 : q-3</text:p>
          <text:list>
            <text:list-item>
              <text:list>
                <text:list-item>
                  <text:p text:style-name="P15">search</text:p>
                  <text:list>
                    <text:list-item>
                      <text:p text:style-name="P43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21">T-1.1 : tech-1</text:p>
              <text:list>
                <text:list-item>
                  <text:p text:style-name="P21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21">#1<text:tab/>日本では、2007年度の</text:p>
                    </text:list-item>
                    <text:list-item>
                      <text:p text:style-name="P21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list xml:id="list1583133510455434401" text:style-name="L8">
              <text:list-item>
                <text:list>
                  <text:list-item>
                    <text:p text:style-name="P22">%</text:p>
                  </text:list-item>
                </text:list>
              </text:list-item>
            </text:list>
            <text:p text:style-name="P12"/>
          </table:table-cell>
          <table:table-cell table:style-name="表3.C1" office:value-type="string">
            <text:p text:style-name="P12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4"><text:s/>+34.8 % </text:p>
            <text:p text:style-name="P14"/>
          </table:table-cell>
          <table:table-cell table:style-name="表3.C2" office:value-type="string">
            <text:p text:style-name="P14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4"><office:annotation office:name="__Annotation__13009_1309051837"><dc:creator>iwabuchi ken</dc:creator><dc:date>2020-05-06T16:08:40.31</dc:date><text:p text:style-name="P61"><text:span text:style-name="T9">割合 </text:span><text:span text:style-name="T9">in </text:span><text:span text:style-name="T9">全体</text:span></text:p></office:annotation>14.49<office:annotation-end office:name="__Annotation__13009_1309051837"/> %</text:p>
            <text:p text:style-name="P14"/>
          </table:table-cell>
          <table:table-cell table:style-name="表3.C2" office:value-type="string">
            <text:p text:style-name="P12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list xml:id="list4517639065762445433" text:style-name="L9">
              <text:list-item>
                <text:p text:style-name="P23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38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38"><text:soft-page-break/>m1における、火力発電所が占める割合が、100%とする（θ1）</text:p>
              </text:list-item>
              <text:list-item>
                <text:p text:style-name="P38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2"/>
      <text:p text:style-name="P4">[next]</text:p>
      <text:list xml:id="list6364177789923756694" text:style-name="L10">
        <text:list-item>
          <text:p text:style-name="P24">TASK<text:span text:style-name="T6"> : q-3 (cont.)</text:span></text:p>
          <text:list>
            <text:list-item>
              <text:p text:style-name="P24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39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0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5093376740968821847" text:style-name="L11">
        <text:list-item>
          <text:p text:style-name="P25"><text:span text:style-name="T4">#_ </text:span>REVIEW </text:p>
        </text:list-item>
        <text:list-item>
          <text:p text:style-name="P25">TASK-1</text:p>
          <text:list>
            <text:list-item>
              <text:p text:style-name="P25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40"><text:soft-page-break/>“CO2固定技術には様々な”</text:p>
                </text:list-item>
                <text:list-item>
                  <text:p text:style-name="P40"><text:span text:style-name="T4">#_ </text:span>#2<text:tab/>“排ガスをCO2を選択的に溶解できる” </text:p>
                </text:list-item>
                <text:list-item>
                  <text:p text:style-name="P40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25">TASK-2 : do-2</text:p>
          <text:list>
            <text:list-item>
              <text:p text:style-name="P25">split CO2 ==&gt; search</text:p>
              <text:list>
                <text:list-item>
                  <text:p text:style-name="P25">M-3</text:p>
                </text:list-item>
                <text:list-item>
                  <text:p text:style-name="P25">M-4 </text:p>
                  <text:list>
                    <text:list-item>
                      <text:list>
                        <text:list-item>
                          <text:p text:style-name="P25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25">#1<text:tab/>“The solution devised by a team ”</text:p>
                    </text:list-item>
                    <text:list-item>
                      <text:p text:style-name="P25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498098021091516195" text:style-name="L12">
        <text:list-item>
          <text:p text:style-name="P26">TASK : M-4, #2</text:p>
          <text:list>
            <text:list-item>
              <text:p text:style-name="P26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26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7849058317520949292" text:style-name="L13">
        <text:list-item>
          <text:p text:style-name="P27">CO2 <text:span text:style-name="T6">膜分離　=&gt;　</text:span><office:annotation office:name="__Annotation__13048_1309051837"><dc:creator>iwabuchi ken</dc:creator><dc:date>2020-05-06T18:06:40.41</dc:date><text:p text:style-name="P61"><text:span text:style-name="T9">do-3</text:span></text:p></office:annotation><text:span text:style-name="T6">search</text:span><office:annotation-end office:name="__Annotation__13048_1309051837"/></text:p>
        </text:list-item>
      </text:list>
      <text:p text:style-name="P10"><text:line-break/><text:span text:style-name="T5">[/ XXX] 20200506_180651</text:span></text:p>
      <text:p text:style-name="P11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4861376925533516084" text:style-name="L14">
        <text:list-item>
          <text:p text:style-name="P28">REVIEW </text:p>
        </text:list-item>
        <text:list-item>
          <text:p text:style-name="P28"><text:span text:style-name="T4">#_ </text:span>TASK-1 : M-4, #2</text:p>
          <text:list>
            <text:list-item>
              <text:p text:style-name="P28">#2<text:tab/>“That's why scientists have been working”</text:p>
              <text:list>
                <text:list-item>
                  <text:p text:style-name="P28">Marcel Schreier<text:tab/>:people </text:p>
                </text:list-item>
              </text:list>
            </text:list-item>
          </text:list>
        </text:list-item>
        <text:list-item>
          <text:p text:style-name="P28"><text:span text:style-name="T4">#_ </text:span>TASK-2 : M-5</text:p>
          <text:list>
            <text:list-item>
              <text:p text:style-name="P28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28">#1<text:tab/>“The activity of this catalyst”</text:p>
                  <text:list>
                    <text:list-item>
                      <text:p text:style-name="P28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212544251331573456" text:style-name="L15">
        <text:list-item>
          <text:p text:style-name="P29">TASK-1 : read docs ==&gt; M-6 ~</text:p>
        </text:list-item>
        <text:list-item>
          <text:p text:style-name="P29">TASK-2 : search ==&gt; “CO2 split” (<office:annotation office:name="__Annotation__18747_1668087087"><dc:creator>iwabuchi ken</dc:creator><dc:date>2020-05-09T18:16:24.44</dc:date><text:p text:style-name="P61"><text:span text:style-name="T9">search</text:span></text:p></office:annotation>s<office:annotation-end office:name="__Annotation__18747_1668087087"/>-1)</text:p>
        </text:list-item>
      </text:list>
      <text:p text:style-name="P4">[further]</text:p>
      <text:list xml:id="list7374099696158191105" text:style-name="L16">
        <text:list-item>
          <text:p text:style-name="P47"/>
        </text:list-item>
      </text:list>
      <text:p text:style-name="P10"><text:line-break/><text:span text:style-name="T5">[/ XXX] 20200509_181633</text:span></text:p>
      <text:p text:style-name="P10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891231657247033249" text:style-name="L17">
        <text:list-item>
          <text:p text:style-name="P30">REVIEW </text:p>
        </text:list-item>
        <text:list-item>
          <text:p text:style-name="P30">TASK-1 : M-6</text:p>
          <text:list>
            <text:list-item>
              <text:p text:style-name="P30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8474082" text:continue-numbering="true" text:style-name="L17">
          <text:list-item>
            <text:list>
              <text:list-item>
                <text:list>
                  <text:list-item>
                    <text:p text:style-name="P30">Michael Grätzel<text:tab/><text:tab/>:people</text:p>
                  </text:list-item>
                  <text:list-item>
                    <text:p text:style-name="P30">Grätzel cells<text:tab/><text:tab/>:w</text:p>
                  </text:list-item>
                  <text:list-item>
                    <text:p text:style-name="P30">Jingshan Luo<text:tab/>:p</text:p>
                  </text:list-item>
                </text:list>
              </text:list-item>
            </text:list>
          </text:list-item>
        </text:list>
      </text:section>
      <text:list xml:id="list38488152" text:continue-numbering="true" text:style-name="L17">
        <text:list-item>
          <text:list>
            <text:list-item>
              <text:list>
                <text:list-item>
                  <text:p text:style-name="P30">"oxygen evolution" reaction<text:tab/>:w</text:p>
                </text:list-item>
                <text:list-item>
                  <text:p text:style-name="P30">#2<text:tab/>“This is the first time “</text:p>
                </text:list-item>
              </text:list>
            </text:list-item>
          </text:list>
        </text:list-item>
        <text:list-item>
          <text:p text:style-name="P30">TASK-2 : M-9 :d-2</text:p>
          <text:list>
            <text:list-item>
              <text:p text:style-name="P30">#1<text:tab/>“One of the best studied”</text:p>
            </text:list-item>
            <text:list-item>
              <text:p text:style-name="P30">#2<text:tab/>“He put a layer of them”</text:p>
            </text:list-item>
            <text:list-item>
              <text:p text:style-name="P30">#3<text:tab/>“Graetzel’s team sought to”</text:p>
            </text:list-item>
            <text:list-item>
              <text:p text:style-name="P30">#4<text:tab/>“a record 13.4% of the energy”</text:p>
            </text:list-item>
            <text:list-item>
              <text:p text:style-name="P30">#5<text:tab/>“Nate Lewis,”</text:p>
            </text:list-item>
          </text:list>
        </text:list-item>
      </text:list>
      <text:p text:style-name="P4">[next]</text:p>
      <text:list xml:id="list7283914357477823637" text:style-name="L18">
        <text:list-item>
          <text:p text:style-name="P31">TASK : M-8</text:p>
          <text:list>
            <text:list-item>
              <text:p text:style-name="P31">==&gt; bookmark : tmp &gt; JVE_37#23_co2 / 20200419_143236 &gt; 20200419_164330</text:p>
            </text:list-item>
          </text:list>
        </text:list-item>
      </text:list>
      <text:p text:style-name="P4">[further]</text:p>
      <text:p text:style-name="P10"><text:line-break/><text:span text:style-name="T5">[/ XXX] 20200510_133707</text:span></text:p>
      <text:p text:style-name="P10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1099055029323054019" text:style-name="L19">
        <text:list-item>
          <text:p text:style-name="P32">REVIEW </text:p>
        </text:list-item>
        <text:list-item>
          <text:p text:style-name="P32">TASK-1 : M-8<text:tab/>:d-1</text:p>
          <text:list>
            <text:list-item>
              <text:p text:style-name="P32">#1<text:tab/>“vacuum ultraviolet light”</text:p>
              <text:list>
                <text:list-item>
                  <text:p text:style-name="P32">VUV<text:tab/>:w</text:p>
                </text:list-item>
              </text:list>
            </text:list-item>
          </text:list>
        </text:list-item>
        <text:list-item>
          <text:p text:style-name="P32">TASK-2 : M-11 :d-2</text:p>
          <text:list>
            <text:list-item>
              <text:p text:style-name="P32">#1<text:tab/>“Whereas on a single atom”</text:p>
            </text:list-item>
            <text:list-item>
              <text:p text:style-name="P32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2">#2<text:tab/>“In addition to ”</text:p>
            </text:list-item>
            <text:list-item>
              <text:p text:style-name="P32">#3<text:tab/>“To get a closer look”</text:p>
            </text:list-item>
          </text:list>
        </text:list-item>
      </text:list>
      <text:p text:style-name="P4">[next]</text:p>
      <text:list xml:id="list7870022077431273066" text:style-name="L20">
        <text:list-item>
          <text:p text:style-name="P33">TASK : M-11 : #3 “To get a closer look”</text:p>
          <text:list>
            <text:list-item>
              <text:p text:style-name="P33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33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4249839592326877263" text:style-name="L21">
        <text:list-item>
          <text:p text:style-name="P48"/>
        </text:list-item>
      </text:list>
      <text:p text:style-name="P10"><text:soft-page-break/><text:line-break/><text:span text:style-name="T5">[/ XXX] 20200511_185226</text:span></text:p>
      <text:p text:style-name="P10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1763976945582306125" text:style-name="L22">
        <text:list-item>
          <text:p text:style-name="P34">REVIEW </text:p>
        </text:list-item>
        <text:list-item>
          <text:p text:style-name="P34"><text:span text:style-name="T4">#_ </text:span>TASK-1 : M-11 : #3 “To get a closer look” <text:s/>:d-1</text:p>
          <text:list>
            <text:list-item>
              <text:p text:style-name="P34">#3 “To get a closer look” </text:p>
              <text:list>
                <text:list-item>
                  <text:p text:style-name="P34">graphene<text:tab/>:w [20200514_144633</text:p>
                </text:list-item>
              </text:list>
            </text:list-item>
          </text:list>
        </text:list-item>
        <text:list-item>
          <text:p text:style-name="P34"><text:span text:style-name="T4">#_ </text:span>TASK-2 : M-12 :d-2</text:p>
          <text:list>
            <text:list-item>
              <text:p text:style-name="P34">#1<text:tab/>“Oxygen Production Rate”</text:p>
              <text:list>
                <text:list-item>
                  <text:p text:style-name="P34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34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5717662575058796330" text:style-name="L23">
        <text:list-item>
          <text:p text:style-name="P49">TASK : M-13</text:p>
        </text:list-item>
      </text:list>
      <text:p text:style-name="P4">[further]</text:p>
      <text:p text:style-name="P10"><text:soft-page-break/><text:line-break/><text:span text:style-name="T5">[/ XXX] 20200514_153438</text:span></text:p>
      <text:p text:style-name="P10"/>
      <text:p text:style-name="P2"/>
      <text:p text:style-name="P3"/>
      <text:p text:style-name="P4"><text:span text:style-name="T2">23_18</text:span>--------------------------------------------------------------------</text:p>
      <text:p text:style-name="P8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8477621" text:continue-list="list1190498153632474127" text:style-name="L7">
        <text:list-item>
          <text:p text:style-name="P21">REVIEW </text:p>
        </text:list-item>
        <text:list-item>
          <text:p text:style-name="P21">TASK-1 : M-13<text:tab/>:d-1</text:p>
          <text:list>
            <text:list-item>
              <text:p text:style-name="P21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21">#3<text:tab/>本发明的解决方案是一种</text:p>
                  <text:list>
                    <text:list-item>
                      <text:p text:style-name="P21">尾气<text:tab/><text:tab/>:w</text:p>
                    </text:list-item>
                    <text:list-item>
                      <text:p text:style-name="P21">降解<text:tab/><text:tab/>:w</text:p>
                      <text:list>
                        <text:list-item>
                          <text:p text:style-name="P21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21">#4<text:tab/>在步骤c中进行下述化学反应</text:p>
                  <text:list>
                    <text:list-item>
                      <text:p text:style-name="P21">二次氧化<text:tab/><text:tab/>:w</text:p>
                    </text:list-item>
                  </text:list>
                </text:list-item>
                <text:list-item>
                  <text:p text:style-name="P21"><text:span text:style-name="T4">#_ </text:span>#5<text:tab/>在步骤d中进行 </text:p>
                </text:list-item>
                <text:list-item>
                  <text:p text:style-name="P21">#6<text:tab/>由于本发明在反应槽分解之前</text:p>
                </text:list-item>
              </text:list>
            </text:list-item>
            <text:list-item>
              <text:p text:style-name="P21"><text:span text:style-name="T4">#_ </text:span>M-13a<text:tab/><text:tab/>:d-2</text:p>
              <text:list>
                <text:list-item>
                  <text:p text:style-name="P21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21">#2<text:tab/>界面上反应元素的</text:p>
                      <text:list>
                        <text:list-item>
                          <text:p text:style-name="P21"><text:soft-page-break/>传质过程<text:tab/><text:tab/>:w</text:p>
                        </text:list-item>
                        <text:list-item>
                          <text:p text:style-name="P21">氧化焰<text:tab/><text:tab/>:w</text:p>
                        </text:list-item>
                      </text:list>
                    </text:list-item>
                    <text:list-item>
                      <text:p text:style-name="P21"/>
                    </text:list-item>
                  </text:list>
                </text:list-item>
              </text:list>
            </text:list-item>
          </text:list>
        </text:list-item>
        <text:list-item>
          <text:p text:style-name="P21"/>
        </text:list-item>
      </text:list>
      <text:p text:style-name="P4"/>
      <text:p text:style-name="P4">[next]</text:p>
      <text:list xml:id="list4790082340888330589" text:style-name="L24">
        <text:list-item>
          <text:p text:style-name="P50">TASK : M-13 #6</text:p>
        </text:list-item>
      </text:list>
      <text:p text:style-name="P4">[further]</text:p>
      <text:p text:style-name="P10"><text:line-break/><text:span text:style-name="T5">[/ XXX] 20200516_171149</text:span></text:p>
      <text:p text:style-name="P10"/>
      <text:p text:style-name="P2"/>
      <text:p text:style-name="P5"/>
      <text:p text:style-name="P4"><text:span text:style-name="T2">23_19</text:span>--------------------------------------------------------------------</text:p>
      <text:p text:style-name="P8">res free# JVEMV6 37#23_20 / 37. miscs / 23. CO2 / 20200517_172526</text:p>
      <text:p text:style-name="P5"/>
      <text:p text:style-name="P3"/>
      <text:p text:style-name="P4">[do] <text:span text:style-name="T4">#_ </text:span></text:p>
      <text:list xml:id="list7208441927547581541" text:style-name="L27">
        <text:list-item>
          <text:p text:style-name="P35">REVIEW </text:p>
        </text:list-item>
        <text:list-item>
          <text:p text:style-name="P35">TASK-1 : <text:s/>M-13</text:p>
          <text:list>
            <text:list-item>
              <text:p text:style-name="P35">#7<text:tab/>“由于在本发明的每一步骤之后”</text:p>
            </text:list-item>
            <text:list-item>
              <text:p text:style-name="P35">==&gt; comp</text:p>
              <text:list>
                <text:list-item>
                  <text:p text:style-name="P35"><text:span text:style-name="T4">#_ </text:span>text file</text:p>
                  <text:list>
                    <text:list-item>
                      <text:p text:style-name="P35">add ==&gt; datetime</text:p>
                    </text:list-item>
                  </text:list>
                </text:list-item>
                <text:list-item>
                  <text:p text:style-name="P35"><text:soft-page-break/><text:span text:style-name="T4">#_ </text:span>sheet</text:p>
                  <text:list>
                    <text:list-item>
                      <text:p text:style-name="P35">enter : “ended” datetime</text:p>
                    </text:list-item>
                    <text:list-item>
                      <text:p text:style-name="P35">change color : <text:span text:style-name="T6">黄色４</text:span></text:p>
                    </text:list-item>
                  </text:list>
                </text:list-item>
                <text:list-item>
                  <text:p text:style-name="P35"><text:span text:style-name="T6">sheet : 37#23_11.[CO2].[admin].ods : tab “4_memos”</text:span></text:p>
                  <text:list>
                    <text:list-item>
                      <text:p text:style-name="P35"><text:span text:style-name="T6">add new info</text:span></text:p>
                      <text:list>
                        <text:list-item>
                          <text:p text:style-name="P35"><text:span text:style-name="T6">meth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5"><text:span text:style-name="T6">documentation</text:span></text:p>
                  <text:list>
                    <text:list-item>
                      <text:p text:style-name="P35"><text:span text:style-name="T6">what found </text:span></text:p>
                    </text:list-item>
                    <text:list-item>
                      <text:p text:style-name="P35"><text:span text:style-name="T6">questions</text:span></text:p>
                      <text:list>
                        <text:list-item>
                          <text:p text:style-name="P41"><text:span text:style-name="T6">この発明のやり方は、全体の収支は、プラスか？CO2の観点から。그 발명의 방법에서는 전체의 수지는 플러스 있을까? CO2의 관점에서.</text:span></text:p>
                        </text:list-item>
                      </text:list>
                    </text:list-item>
                    <text:list-item>
                      <text:p text:style-name="P35"><text:span text:style-name="T6">other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2" text:name="セクション2">
        <text:list xml:id="list38484326" text:continue-numbering="true" text:style-name="L27">
          <text:list-item>
            <text:list>
              <text:list-item>
                <text:p text:style-name="P35">#3</text:p>
                <text:list>
                  <text:list-item>
                    <text:p text:style-name="P35">adsorption<text:tab/>:w</text:p>
                  </text:list-item>
                </text:list>
              </text:list-item>
              <text:list-item>
                <text:p text:style-name="P35">#4</text:p>
                <text:list>
                  <text:list-item>
                    <text:p text:style-name="P35">one-millionth of a metre</text:p>
                    <text:list>
                      <text:list-item>
                        <text:p text:style-name="P35">==&gt; <text:span text:style-name="T6"><office:annotation office:name="__Annotation__20261_982960151"><dc:creator>iwabuchi ken</dc:creator><dc:date>2020-05-17T18:12:49.62</dc:date><text:p text:style-name="P62"><text:span text:style-name="T10">https://ja.wikipedia.org/wiki/</text:span><text:span text:style-name="T10">ナノ</text:span></text:p></office:annotation></text:spa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8475988" text:continue-numbering="true" text:style-name="L27">
        <text:list-item>
          <text:list>
            <text:list-item>
              <text:p text:style-name="P35"><text:span text:style-name="T6">documentation</text:span></text:p>
              <text:list>
                <text:list-item>
                  <text:p text:style-name="P35"><text:span text:style-name="T6">what found </text:span></text:p>
                </text:list-item>
                <text:list-item>
                  <text:p text:style-name="P35"><text:span text:style-name="T6">questions</text:span></text:p>
                  <text:list>
                    <text:list-item>
                      <text:p text:style-name="P41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35"><text:span text:style-name="T6">others</text:span>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8715082433577521486" text:style-name="L25">
        <text:list-item>
          <text:p text:style-name="P51">TASK : M-15,n</text:p>
        </text:list-item>
      </text:list>
      <text:p text:style-name="P4">[further]</text:p>
      <text:p text:style-name="P10"><text:line-break/><text:span text:style-name="T5">[/ XXX] 20200517_182115</text:span></text:p>
      <text:p text:style-name="P10"/>
      <text:p text:style-name="P54"><text:span text:style-name="T7">@@@</text:span></text:p>
      <text:p text:style-name="P4"><text:span text:style-name="T2">23_20</text:span>--------------------------------------------------------------------</text:p>
      <text:p text:style-name="P8">res free# JVEMV6 37#23_21 / 37. miscs / 23. CO2 / XX</text:p>
      <text:p text:style-name="P4"/>
      <text:p text:style-name="P4">[do] <text:span text:style-name="T4">#_ </text:span></text:p>
      <text:list xml:id="list6289178173884972419" text:style-name="L29">
        <text:list-item>
          <text:p text:style-name="P36">REVIEW </text:p>
        </text:list-item>
        <text:list-item>
          <text:p text:style-name="P36">TASK-1</text:p>
        </text:list-item>
        <text:list-item>
          <text:p text:style-name="P36"/>
        </text:list-item>
      </text:list>
      <text:p text:style-name="P4"/>
      <text:p text:style-name="P4">[next]</text:p>
      <text:list xml:id="list5873822989868215230" text:style-name="L28">
        <text:list-item>
          <text:p text:style-name="P53">TASK</text:p>
        </text:list-item>
      </text:list>
      <text:p text:style-name="P4">[further]</text:p>
      <text:p text:style-name="P10"><text:line-break/><text:span text:style-name="T5">[/ XXX] </text:span></text:p>
      <text:p text:style-name="P10"/>
      <text:p text:style-name="P5"/>
      <text:p text:style-name="P3">----------------------------------------- [TEMPLATE] 20200427_130632</text:p>
      <text:p text:style-name="P4"><text:soft-page-break/><text:span text:style-name="T1">23_X</text:span>--------------------------------------------------------------------</text:p>
      <text:p text:style-name="P8">res free# JVEMV6 37#23_X / 37. miscs / 23. CO2 / XXX</text:p>
      <text:p text:style-name="P4"/>
      <text:p text:style-name="P4">[do] <text:span text:style-name="T4">#_ </text:span></text:p>
      <text:list xml:id="list38474254" text:continue-list="list38477621" text:style-name="L7">
        <text:list-item>
          <text:p text:style-name="P21">REVIEW </text:p>
        </text:list-item>
        <text:list-item>
          <text:p text:style-name="P21">TASK-1</text:p>
        </text:list-item>
        <text:list-item>
          <text:p text:style-name="P21"/>
        </text:list-item>
      </text:list>
      <text:p text:style-name="P4"/>
      <text:p text:style-name="P4">[next]</text:p>
      <text:list xml:id="list3725681327551620445" text:style-name="L26">
        <text:list-item>
          <text:p text:style-name="P52">TASK</text:p>
        </text:list-item>
      </text:list>
      <text:p text:style-name="P4">[further]</text:p>
      <text:p text:style-name="P10"><text:line-break/><text:span text:style-name="T5">[/ XXX] </text:span></text:p>
      <text:p text:style-name="P10"/>
      <text:p text:style-name="P6"/>
      <text:p text:style-name="P4">/ <text:span text:style-name="T3">------------------------------------------------ [TEMPLATE] 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<text:soft-page-break/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3"/>
          </table:table-cell>
          <table:table-cell table:style-name="表2.A1" office:value-type="string">
            <text:p text:style-name="P13"/>
          </table:table-cell>
          <table:table-cell table:style-name="表2.C1" office:value-type="string">
            <text:p text:style-name="P13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</table:table>
      <text:p text:style-name="P3"/>
      <text:p text:style-name="P3"/>
      <text:p text:style-name="P3"><text:soft-page-break/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 : 23_20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835045222881919355" text:style-name="L30">
              <text:list-item>
                <text:p text:style-name="P59"><text:span text:style-name="T8">C/P</text:span></text:p>
              </text:list-item>
              <text:list-item>
                <text:p text:style-name="P59"><text:span text:style-name="T8">change</text:span></text:p>
                <text:list>
                  <text:list-item>
                    <text:p text:style-name="P59"><text:span text:style-name="T8">next session number</text:span>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6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17T18:25:54.12</dc:date>
    <dc:creator>iwabuchi ken</dc:creator>
    <meta:editing-duration>PT16H3M15S</meta:editing-duration>
    <meta:editing-cycles>89</meta:editing-cycles>
    <meta:generator>OpenOffice/4.1.3$Win32 OpenOffice.org_project/413m1$Build-9783</meta:generator>
    <meta:document-statistic meta:table-count="5" meta:image-count="0" meta:object-count="0" meta:page-count="23" meta:paragraph-count="415" meta:word-count="2407" meta:character-count="12681"/>
  </office:meta>
</office:document-meta>
</file>